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06C4898009A0EC1B9D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erif" fo:font-size="22pt" fo:font-weight="bold" officeooo:rsid="0002bb11" officeooo:paragraph-rsid="0002bb11" style:font-size-asian="19.25pt" style:font-weight-asian="bold" style:font-size-complex="22pt" style:font-weight-complex="bold"/>
    </style:style>
    <style:style style:name="P2" style:family="paragraph" style:parent-style-name="Standard">
      <style:text-properties style:font-name="Liberation Serif" fo:font-size="12pt" fo:font-weight="bold" officeooo:rsid="0002bb11" officeooo:paragraph-rsid="0002bb11" style:font-size-asian="10.5pt" style:font-weight-asian="bold" style:font-size-complex="12pt" style:font-weight-complex="bold"/>
    </style:style>
    <style:style style:name="P3" style:family="paragraph" style:parent-style-name="Standard">
      <style:text-properties style:font-name="Liberation Serif" fo:font-size="12pt" fo:font-weight="bold" officeooo:rsid="00038b46" officeooo:paragraph-rsid="00038b46" style:font-size-asian="10.5pt" style:font-weight-asian="bold" style:font-size-complex="12pt" style:font-weight-complex="bold"/>
    </style:style>
    <style:style style:name="P4" style:family="paragraph" style:parent-style-name="Standard">
      <style:text-properties style:font-name="Liberation Serif" fo:font-size="12pt" fo:font-weight="bold" officeooo:rsid="00050d56" officeooo:paragraph-rsid="00050d56" style:font-size-asian="10.5pt" style:font-weight-asian="bold" style:font-size-complex="12pt" style:font-weight-complex="bold"/>
    </style:style>
    <style:style style:name="P5" style:family="paragraph" style:parent-style-name="Standard" style:list-style-name="L11">
      <style:text-properties style:font-name="Liberation Serif" fo:font-size="12pt" fo:font-weight="bold" officeooo:rsid="00050d56" officeooo:paragraph-rsid="00050d56" style:font-size-asian="10.5pt" style:font-weight-asian="bold" style:font-size-complex="12pt" style:font-weight-complex="bold"/>
    </style:style>
    <style:style style:name="P6" style:family="paragraph" style:parent-style-name="Standard">
      <style:text-properties style:font-name="Liberation Serif" fo:font-size="12pt" fo:font-weight="bold" officeooo:rsid="00065549" officeooo:paragraph-rsid="00065549" style:font-size-asian="10.5pt" style:font-weight-asian="bold" style:font-size-complex="12pt" style:font-weight-complex="bold"/>
    </style:style>
    <style:style style:name="P7" style:family="paragraph" style:parent-style-name="Standard">
      <style:text-properties style:font-name="Liberation Serif" fo:font-size="12pt" fo:font-weight="normal" officeooo:rsid="0002bb11" officeooo:paragraph-rsid="0002bb11" style:font-size-asian="10.5pt" style:font-weight-asian="normal" style:font-size-complex="12pt" style:font-weight-complex="normal"/>
    </style:style>
    <style:style style:name="P8" style:family="paragraph" style:parent-style-name="Standard" style:list-style-name="L1">
      <style:text-properties style:font-name="Liberation Serif" fo:font-size="12pt" fo:font-weight="normal" officeooo:rsid="0002bb11" officeooo:paragraph-rsid="0002bb11" style:font-size-asian="10.5pt" style:font-weight-asian="normal" style:font-size-complex="12pt" style:font-weight-complex="normal"/>
    </style:style>
    <style:style style:name="P9" style:family="paragraph" style:parent-style-name="Standard" style:list-style-name="L2">
      <style:text-properties style:font-name="Liberation Serif" fo:font-size="12pt" fo:font-weight="normal" officeooo:rsid="000312b8" officeooo:paragraph-rsid="000312b8" style:font-size-asian="10.5pt" style:font-weight-asian="normal" style:font-size-complex="12pt" style:font-weight-complex="normal"/>
    </style:style>
    <style:style style:name="P10" style:family="paragraph" style:parent-style-name="Standard" style:list-style-name="L3">
      <style:text-properties style:font-name="Liberation Serif" fo:font-size="12pt" fo:font-weight="normal" officeooo:rsid="000312b8" officeooo:paragraph-rsid="000312b8" style:font-size-asian="10.5pt" style:font-weight-asian="normal" style:font-size-complex="12pt" style:font-weight-complex="normal"/>
    </style:style>
    <style:style style:name="P11" style:family="paragraph" style:parent-style-name="Standard" style:list-style-name="L4">
      <style:text-properties style:font-name="Liberation Serif" fo:font-size="12pt" fo:font-weight="normal" officeooo:rsid="000312b8" officeooo:paragraph-rsid="00038b46" style:font-size-asian="10.5pt" style:font-weight-asian="normal" style:font-size-complex="12pt" style:font-weight-complex="normal"/>
    </style:style>
    <style:style style:name="P12" style:family="paragraph" style:parent-style-name="Standard" style:list-style-name="L5">
      <style:text-properties style:font-name="Liberation Serif" fo:font-size="12pt" fo:font-weight="normal" officeooo:rsid="00038b46" officeooo:paragraph-rsid="00038b46" style:font-size-asian="10.5pt" style:font-weight-asian="normal" style:font-size-complex="12pt" style:font-weight-complex="normal"/>
    </style:style>
    <style:style style:name="P13" style:family="paragraph" style:parent-style-name="Standard" style:list-style-name="L6">
      <style:text-properties style:font-name="Liberation Serif" fo:font-size="12pt" fo:font-weight="normal" officeooo:rsid="00038b46" officeooo:paragraph-rsid="00038b46" style:font-size-asian="10.5pt" style:font-weight-asian="normal" style:font-size-complex="12pt" style:font-weight-complex="normal"/>
    </style:style>
    <style:style style:name="P14" style:family="paragraph" style:parent-style-name="Standard" style:list-style-name="L7">
      <style:text-properties style:font-name="Liberation Serif" fo:font-size="12pt" fo:font-weight="normal" officeooo:rsid="00038b46" officeooo:paragraph-rsid="00038b46" style:font-size-asian="10.5pt" style:font-weight-asian="normal" style:font-size-complex="12pt" style:font-weight-complex="normal"/>
    </style:style>
    <style:style style:name="P15" style:family="paragraph" style:parent-style-name="Standard" style:list-style-name="L8">
      <style:text-properties style:font-name="Liberation Serif" fo:font-size="12pt" fo:font-weight="normal" officeooo:rsid="00038b46" officeooo:paragraph-rsid="00038b46" style:font-size-asian="10.5pt" style:font-weight-asian="normal" style:font-size-complex="12pt" style:font-weight-complex="normal"/>
    </style:style>
    <style:style style:name="P16" style:family="paragraph" style:parent-style-name="Standard" style:list-style-name="L9">
      <style:text-properties style:font-name="Liberation Serif" fo:font-size="12pt" fo:font-weight="normal" officeooo:rsid="00038b46" officeooo:paragraph-rsid="00038b46" style:font-size-asian="10.5pt" style:font-weight-asian="normal" style:font-size-complex="12pt" style:font-weight-complex="normal"/>
    </style:style>
    <style:style style:name="P17" style:family="paragraph" style:parent-style-name="Standard" style:list-style-name="L10">
      <style:text-properties style:font-name="Liberation Serif" fo:font-size="12pt" fo:font-weight="normal" officeooo:rsid="00038b46" officeooo:paragraph-rsid="00038b46" style:font-size-asian="10.5pt" style:font-weight-asian="normal" style:font-size-complex="12pt" style:font-weight-complex="normal"/>
    </style:style>
    <style:style style:name="P18" style:family="paragraph" style:parent-style-name="Standard" style:list-style-name="L10">
      <style:text-properties style:font-name="Liberation Serif" fo:font-size="12pt" fo:font-weight="normal" officeooo:rsid="00050d56" officeooo:paragraph-rsid="00050d56" style:font-size-asian="10.5pt" style:font-weight-asian="normal" style:font-size-complex="12pt" style:font-weight-complex="normal"/>
    </style:style>
    <style:style style:name="P19" style:family="paragraph" style:parent-style-name="Standard">
      <style:text-properties style:font-name="Liberation Serif" fo:font-size="12pt" fo:font-weight="normal" officeooo:rsid="00050d56" officeooo:paragraph-rsid="00050d56" style:font-size-asian="10.5pt" style:font-weight-asian="normal" style:font-size-complex="12pt" style:font-weight-complex="normal"/>
    </style:style>
    <style:style style:name="P20" style:family="paragraph" style:parent-style-name="Standard">
      <style:text-properties style:font-name="Liberation Serif" fo:font-size="12pt" fo:font-weight="normal" officeooo:rsid="00065549" officeooo:paragraph-rsid="00065549" style:font-size-asian="10.5pt" style:font-weight-asian="normal" style:font-size-complex="12pt" style:font-weight-complex="normal"/>
    </style:style>
    <style:style style:name="P21" style:family="paragraph" style:parent-style-name="Standard">
      <style:text-properties style:font-name="Liberation Serif" fo:font-size="12pt" fo:font-weight="normal" officeooo:rsid="00077e63" officeooo:paragraph-rsid="00077e63" style:font-size-asian="10.5pt" style:font-weight-asian="normal" style:font-size-complex="12pt" style:font-weight-complex="normal"/>
    </style:style>
    <style:style style:name="T1" style:family="text">
      <style:text-properties officeooo:rsid="000312b8"/>
    </style:style>
    <style:style style:name="T2" style:family="text">
      <style:text-properties fo:font-weight="bold" style:font-weight-asian="bold" style:font-weight-complex="bold"/>
    </style:style>
    <style:style style:name="T3" style:family="text">
      <style:text-properties fo:font-weight="bold" officeooo:rsid="00038b46" style:font-weight-asian="bold" style:font-weight-complex="bold"/>
    </style:style>
    <style:style style:name="T4" style:family="text">
      <style:text-properties officeooo:rsid="00038b46"/>
    </style:style>
    <style:style style:name="T5" style:family="text">
      <style:text-properties fo:font-weight="normal" style:font-weight-asian="normal" style:font-weight-complex="normal"/>
    </style:style>
    <style:style style:name="T6" style:family="text">
      <style:text-properties officeooo:rsid="00050d5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ditor Documentation</text:p>
      <text:p text:style-name="P7"/>
      <text:p text:style-name="P3">WARNING: This document contains spoilers for puzzle mechanics of the main game. This is meant only for people wanting to create levels of their own AFTER completing the main game.</text:p>
      <text:p text:style-name="P21">The Editor is just an internal tool, and as such is not very user friendly. It makes sense in my brain, and therefore is good enough for it’s job. It’s simple, and relatively bug-free, so it works for me. It will likely not be reworked to be more user friendly, because it would take too much wasted effort that will not be reflected in the quality of the game at all.</text:p>
      <text:p text:style-name="P7"><draw:frame draw:style-name="fr1" draw:name="Image1" text:anchor-type="char" svg:x="0.1102in" svg:y="0.5717in" svg:width="6.9252in" svg:height="0.5839in" draw:z-index="0"><draw:image xlink:href="Pictures/10000000000005000000006C4898009A0EC1B9D6.png" xlink:type="simple" xlink:show="embed" xlink:actuate="onLoad" draw:mime-type="image/png"/></draw:frame></text:p>
      <text:p text:style-name="P2">Top Bar:</text:p>
      <text:p text:style-name="P7"><text:tab/></text:p>
      <text:p text:style-name="P7">The Entity Spawn Select bar allows the user to select an entity type to spawn. <text:span text:style-name="T1">For those that have played the game, they will be familiar. In any case, they will include a description of their function in the game. F</text:span>rom left to right they are:</text:p>
      <text:list xml:id="list1032036750" text:style-name="L1">
        <text:list-item>
          <text:p text:style-name="P8">Push-able Block</text:p>
        </text:list-item>
      </text:list>
      <text:list xml:id="list4267739764" text:style-name="L2">
        <text:list-item>
          <text:list>
            <text:list-item>
              <text:p text:style-name="P9">Can be pushed by the player. Acts as the base mechanic in any Sokoban style game.</text:p>
            </text:list-item>
          </text:list>
        </text:list-item>
      </text:list>
      <text:list xml:id="list34313507258096" text:continue-list="list1032036750" text:style-name="L1">
        <text:list-item>
          <text:p text:style-name="P8">Static Block (Not push-able)</text:p>
        </text:list-item>
      </text:list>
      <text:list xml:id="list3738316614" text:style-name="L3">
        <text:list-item>
          <text:list>
            <text:list-item>
              <text:p text:style-name="P10">Same as the push-able block above, except the player cannot push these blocks at all. These act as single-block walls or stoppers to limit maneuverability. </text:p>
            </text:list-item>
          </text:list>
        </text:list-item>
      </text:list>
      <text:list xml:id="list34312429559878" text:continue-list="list34313507258096" text:style-name="L1">
        <text:list-item>
          <text:p text:style-name="P8">Laser Emitter</text:p>
        </text:list-item>
      </text:list>
      <text:list xml:id="list1012871132" text:style-name="L4">
        <text:list-item>
          <text:list>
            <text:list-item>
              <text:p text:style-name="P11">The laser emitter will shoot a laser in a cardinal direction. Default is down. </text:p>
            </text:list-item>
            <text:list-item>
              <text:p text:style-name="P11">Pressing <text:span text:style-name="T2">R</text:span> while hovering over the emitter will rotate it 90 degrees. </text:p>
            </text:list-item>
            <text:list-item>
              <text:p text:style-name="P11">Holding a number between <text:span text:style-name="T2">1</text:span> and <text:span text:style-name="T3">7 </text:span><text:span text:style-name="T4">and then pressing </text:span><text:span text:style-name="T3">T</text:span><text:span text:style-name="T4"> will change the color of the emitter to one of the default colors (black, red, green, blue, yellow, magenta, cyan). </text:span></text:p>
            </text:list-item>
            <text:list-item>
              <text:p text:style-name="P11"><text:span text:style-name="T4">Pressing </text:span><text:span text:style-name="T3">T</text:span><text:span text:style-name="T4"> without holding down one of the numbers will reset the emission color to White.</text:span></text:p>
            </text:list-item>
          </text:list>
        </text:list-item>
      </text:list>
      <text:list xml:id="list34313448730105" text:continue-list="list34312429559878" text:style-name="L1">
        <text:list-item>
          <text:p text:style-name="P8">Laser Receiver (a door activator)</text:p>
        </text:list-item>
      </text:list>
      <text:list xml:id="list3523734171" text:style-name="L5">
        <text:list-item>
          <text:list>
            <text:list-item>
              <text:p text:style-name="P12">The receiver will “activate” when a color that it accepts hits it from any of the 4 cardinal directions. </text:p>
            </text:list-item>
            <text:list-item>
              <text:p text:style-name="P12">You can change the color with a combination of a number between <text:span text:style-name="T2">1 </text:span>and <text:span text:style-name="T2">7 </text:span>and pressing <text:span text:style-name="T2">T</text:span>, similar to how you can with an emitter. </text:p>
            </text:list-item>
            <text:list-item>
              <text:p text:style-name="P12">Pressing <text:span text:style-name="T2">R</text:span> while hovering over a receiver will cause it to change it’s accepted color to the one it is currently receiving. </text:p>
            </text:list-item>
            <text:list-item>
              <text:p text:style-name="P12">If a receiver is hit from multiple directions, the received color will be the sum (clamped to 0 and 255) of the lasers. For example if a red laser hits a receiver from the top, and a blue laser hits it from the bottom, the receiver will act as if it was hit with a magenta laser (red = {255, 0, 0}; blue = {0, 0, 255}; magenta = {255, 0, 255})</text:p>
            </text:list-item>
            <text:list-item>
              <text:p text:style-name="P12">Pressing and Holding <text:span text:style-name="T2">E</text:span> will allow you to connect a receiver to a door. Press and hold the button while hovering the mouse over the receiver. Without letting go, drag your mouse to the door you would like to connect. When you mouse is over the door, let go of the <text:span text:style-name="T2">E</text:span> button. If you have done this correctly, a white wire will connect the receiver and the door. These wires will be either green or red while in the game (green for when the door is getting the signal, red when it isn’t), but will always be white in the editor.</text:p>
            </text:list-item>
          </text:list>
        </text:list-item>
      </text:list>
      <text:list xml:id="list34312006029830" text:continue-list="list34313448730105" text:style-name="L1">
        <text:list-item>
          <text:p text:style-name="P8">Door</text:p>
        </text:list-item>
      </text:list>
      <text:list xml:id="list2276136259" text:style-name="L6">
        <text:list-item>
          <text:list>
            <text:list-item>
              <text:p text:style-name="P13"><text:soft-page-break/>The door is closed by default unless it receives a signal from an activator (a receiver block or a button)</text:p>
            </text:list-item>
            <text:list-item>
              <text:p text:style-name="P13">Pressing <text:span text:style-name="T2">R</text:span> while hovering over a door will cause it to “switch polarity”. This new door will have an X pattern over it, and will be open by default, and close when it receives a signal from an activator. Pressing <text:span text:style-name="T2">R</text:span> again over this door will switch polarity to the original variant.</text:p>
            </text:list-item>
          </text:list>
        </text:list-item>
      </text:list>
      <text:list xml:id="list34313793085426" text:continue-list="list34312006029830" text:style-name="L1">
        <text:list-item>
          <text:p text:style-name="P8">En<text:span text:style-name="T4">d</text:span> Goal</text:p>
        </text:list-item>
      </text:list>
      <text:list xml:id="list2890076257" text:style-name="L7">
        <text:list-item>
          <text:list>
            <text:list-item>
              <text:p text:style-name="P14">When the player ends their movement over this object, the level ends and the game proceeds to the next level.</text:p>
            </text:list-item>
          </text:list>
        </text:list-item>
      </text:list>
      <text:list xml:id="list34312419786735" text:continue-list="list34313793085426" text:style-name="L1">
        <text:list-item>
          <text:p text:style-name="P8">Button (a door activator)</text:p>
        </text:list-item>
      </text:list>
      <text:list xml:id="list2487245573" text:style-name="L8">
        <text:list-item>
          <text:list>
            <text:list-item>
              <text:p text:style-name="P15">The button can be pressed by standing on top of it, pushing a push-able object (like the push-able block, an emitter, a receiver, or a color-changer on it)</text:p>
            </text:list-item>
            <text:list-item>
              <text:p text:style-name="P15">You can connect a button to a door the same way you would with a receiver block and a door.</text:p>
            </text:list-item>
          </text:list>
        </text:list-item>
      </text:list>
      <text:list xml:id="list34312782209741" text:continue-list="list34312419786735" text:style-name="L1">
        <text:list-item>
          <text:p text:style-name="P8">Teleportation Pad</text:p>
        </text:list-item>
      </text:list>
      <text:list xml:id="list1209590486" text:style-name="L9">
        <text:list-item>
          <text:list>
            <text:list-item>
              <text:p text:style-name="P16">You can recolor the teleportation pads using the number keys and the <text:span text:style-name="T2">T</text:span> button, just like you can with emitters and receivers. </text:p>
            </text:list-item>
            <text:list-item>
              <text:p text:style-name="P16">Usually, two teleportation pads that are connected should be of the same color.</text:p>
            </text:list-item>
            <text:list-item>
              <text:p text:style-name="P16">Connecting two teleportation pads is done with the <text:span text:style-name="T2">E</text:span> button, the same way you connect a button or receiver to a door.</text:p>
            </text:list-item>
          </text:list>
        </text:list-item>
      </text:list>
      <text:list xml:id="list34311965001439" text:continue-list="list34312782209741" text:style-name="L1">
        <text:list-item>
          <text:p text:style-name="P8">Laser Color Changer</text:p>
        </text:list-item>
      </text:list>
      <text:list xml:id="list3039098295" text:style-name="L10">
        <text:list-item>
          <text:list>
            <text:list-item>
              <text:p text:style-name="P17">Acts the same as a push-able block, except it lets lasers through. Lasers that pass through a Color Changer will change color. <text:span text:style-name="T6">Unlike crossing lasers, color-changers will blend their own color with the color of the laser. That means that a black color-changer will cause a white laser to become gray.</text:span></text:p>
            </text:list-item>
            <text:list-item>
              <text:p text:style-name="P18">Pressing a number key and the <text:span text:style-name="T2">T</text:span> button will cause the color changer to change it’s color similar to how you can change an emitter or receiver’s color.</text:p>
            </text:list-item>
          </text:list>
        </text:list-item>
      </text:list>
      <text:p text:style-name="P19"/>
      <text:p text:style-name="P4">Loading and Saving:</text:p>
      <text:p text:style-name="P19"><text:tab/>Loading and Saving levels can be done with the text box that is labeled “Level Name”. Entering the name of an existing level and pressing “Load Level” will load that level. Pressing “Save Level” will save the current level in the editor to the file with the name in that text box. <text:span text:style-name="T2">NOTE:</text:span> Do not include the file extension in the Level Name text field. If you want to edit the level file “7_w.lvl”, simply enter “7_w”.</text:p>
      <text:p text:style-name="P19"/>
      <text:p text:style-name="P19"><text:span text:style-name="T2">Resizing and generating an empty level:</text:span></text:p>
      <text:p text:style-name="P19"><text:tab/>The top bar has an “Empty Level” button. Above it are the height and width of the level you will generate when pressing that button. These dimensions include the wall tiles, so if you want a 5x5 <text:span text:style-name="T2">play space</text:span>, you would need to set the dimensions to 7x7.</text:p>
      <text:p text:style-name="P19"><text:tab/>To change the height and width you can use the buttons <text:span text:style-name="T2">Z, X, C, V.</text:span> Below is the explanation of what each hotkey does:</text:p>
      <text:list xml:id="list3574509901" text:style-name="L11">
        <text:list-item>
          <text:p text:style-name="P5">Z:<text:span text:style-name="T5"> reduce width by 1 (minimum of 3).</text:span></text:p>
        </text:list-item>
        <text:list-item>
          <text:p text:style-name="P5">X: <text:span text:style-name="T5">increase width by 1.</text:span></text:p>
        </text:list-item>
        <text:list-item>
          <text:p text:style-name="P5">C: <text:span text:style-name="T5">reduce height by 1 (minimum of 3).</text:span></text:p>
        </text:list-item>
        <text:list-item>
          <text:p text:style-name="P5">V:<text:span text:style-name="T5"> increase height by 1.</text:span></text:p>
        </text:list-item>
      </text:list>
      <text:p text:style-name="P4"><text:span text:style-name="T5"/></text:p>
      <text:p text:style-name="P6">Editing the Tilemap:</text:p>
      <text:p text:style-name="P20"><text:tab/>Pressing <text:span text:style-name="T2">Q</text:span> while hovering over a tile will cause it to move forward on the tileset, changing the tilemap tile. This is so that you could create shapes with the walls that are not perfect rectangles. </text:p>
      <text:p text:style-name="P20"><text:soft-page-break/><text:tab/>Pressing <text:span text:style-name="T2">Q </text:span>while holding <text:span text:style-name="T2">Shift </text:span>will swap the tile to the previous tile type in the tiles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6T02:47:13.046457593</meta:creation-date>
    <meta:editing-duration>PT17M10S</meta:editing-duration>
    <meta:editing-cycles>4</meta:editing-cycles>
    <meta:generator>LibreOffice/7.3.7.2$Linux_X86_64 LibreOffice_project/30$Build-2</meta:generator>
    <dc:date>2024-04-16T03:43:11.728266995</dc:date>
    <meta:document-statistic meta:table-count="0" meta:image-count="1" meta:object-count="0" meta:page-count="3" meta:paragraph-count="48" meta:word-count="1081" meta:character-count="5684" meta:non-whitespace-character-count="4669"/>
  </office:meta>
</office:document-meta>
</file>